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cyber-defense-services"/>Cyber Defense Services<text:bookmark-end text:name="cyber-defense-services"/></text:h>
      <text:h text:style-name="Heading_20_2" text:outline-level="2"><text:bookmark-start text:name="objective"/>Objective<text:bookmark-end text:name="objective"/></text:h>
      <text:p text:style-name="First_20_paragraph">Establish MOU for defensive services and threat monitoring protection services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Sign an MOU with CCCS.</text:p>
        </text:list-item>
        <text:list-item>
          <text:p text:style-name="P1">[ ] Follow onboarding guidance.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ation from CCCS that the MOU has been signed by the Department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3">
        <text:list-item>
          <text:p text:style-name="P3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4">
        <text:list-item>
          <text:p text:style-name="P4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3</text:p>
        </text:list-item>
        <text:list-item>
          <text:p text:style-name="P4">Related security controls: SI‑2, SI‑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